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automatic-styles>
    <style:style style:family="table-column" style:name="date" style:display-name="date">
      <style:table-column-properties style:column-width="5cm"/>
    </style:style>
    <style:style style:family="table-column" style:name="time" style:display-name="time">
      <style:table-column-properties style:column-width="1.5cm"/>
    </style:style>
    <style:style style:family="table-column" style:name="examinee" style:display-name="examinee">
      <style:table-column-properties style:column-width="7cm"/>
    </style:style>
    <style:style style:family="table-column" style:name="examiner" style:display-name="examiner">
      <style:table-column-properties style:column-width="4cm"/>
    </style:style>
  </office:automatic-styles>
  <office:body>
    <office:spreadsheet>
      <table:table>
        <table:table-column table:style-name="date"/>
        <table:table-column table:style-name="time"/>
        <table:table-column table:style-name="examinee"/>
        <table:table-column table:style-name="examiner" table:number-columns-repeated="3"/>
        <table:table-row>
          <table:table-cell table:style-name="middle_center">
            <text:p>Monday</text:p>
          </table:table-cell>
          <table:table-cell table:style-name="middle_center">
            <text:p>11:00</text:p>
          </table:table-cell>
          <table:table-cell table:style-name="middle_left">
            <text:p>Alexander</text:p>
          </table:table-cell>
          <table:table-cell table:style-name="middle_center">
            <text:p>Descartes</text:p>
          </table:table-cell>
          <table:table-cell table:style-name="middle_center">
            <text:p>Euler</text:p>
          </table:table-cell>
          <table:table-cell table:style-name="middle_center">
            <text:p/>
          </table:table-cell>
        </table:table-row>
        <table:table-row>
          <table:table-cell table:number-rows-spanned="3" table:style-name="middle_center">
            <text:p>Tuesday</text:p>
          </table:table-cell>
          <table:table-cell table:style-name="middle_center">
            <text:p>10:00</text:p>
          </table:table-cell>
          <table:table-cell table:style-name="middle_left">
            <text:p>Martina</text:p>
          </table:table-cell>
          <table:table-cell table:style-name="middle_center">
            <text:p>Heisenberg</text:p>
          </table:table-cell>
          <table:table-cell table:style-name="middle_center">
            <text:p>Euler</text:p>
          </table:table-cell>
          <table:table-cell table:style-name="middle_center">
            <text:p/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1:00</text:p>
          </table:table-cell>
          <table:table-cell table:style-name="middle_left">
            <text:p>Fatma</text:p>
          </table:table-cell>
          <table:table-cell table:style-name="middle_center">
            <text:p>Einstein</text:p>
          </table:table-cell>
          <table:table-cell table:style-name="middle_center">
            <text:p>Hilbert</text:p>
          </table:table-cell>
          <table:table-cell table:style-name="middle_center">
            <text:p/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3:00</text:p>
          </table:table-cell>
          <table:table-cell table:style-name="middle_left">
            <text:p>Tobias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  <table:table-cell table:style-name="middle_center">
            <text:p/>
          </table:table-cell>
        </table:table-row>
        <table:table-row>
          <table:table-cell table:number-rows-spanned="6" table:style-name="middle_center">
            <text:p>Wednesday</text:p>
          </table:table-cell>
          <table:table-cell table:style-name="middle_center">
            <text:p>10:00</text:p>
          </table:table-cell>
          <table:table-cell table:style-name="middle_left">
            <text:p>Andreas</text:p>
          </table:table-cell>
          <table:table-cell table:style-name="middle_center">
            <text:p>Fourier</text:p>
          </table:table-cell>
          <table:table-cell table:style-name="middle_center">
            <text:p>Heisenberg</text:p>
          </table:table-cell>
          <table:table-cell table:style-name="middle_center">
            <text:p>Gauss</text:p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1:00</text:p>
          </table:table-cell>
          <table:table-cell table:style-name="middle_left">
            <text:p>Sandra</text:p>
          </table:table-cell>
          <table:table-cell table:style-name="middle_center">
            <text:p>Fourier</text:p>
          </table:table-cell>
          <table:table-cell table:style-name="middle_center">
            <text:p>Heisenberg</text:p>
          </table:table-cell>
          <table:table-cell table:style-name="middle_center">
            <text:p>Gauss</text:p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4:00</text:p>
          </table:table-cell>
          <table:table-cell table:style-name="middle_left">
            <text:p>Nikolai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/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5:00</text:p>
          </table:table-cell>
          <table:table-cell table:style-name="middle_left">
            <text:p>Huseyin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6:00</text:p>
          </table:table-cell>
          <table:table-cell table:style-name="middle_left">
            <text:p>Erdogan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7:00</text:p>
          </table:table-cell>
          <table:table-cell table:style-name="middle_left">
            <text:p>Ahmet</text:p>
          </table:table-cell>
          <table:table-cell table:style-name="middle_center">
            <text:p>Bohr</text:p>
          </table:table-cell>
          <table:table-cell table:style-name="middle_center">
            <text:p>Hilbert</text:p>
          </table:table-cell>
          <table:table-cell table:style-name="middle_center">
            <text:p>Heisenberg</text:p>
          </table:table-cell>
        </table:table-row>
        <table:table-row>
          <table:table-cell table:number-rows-spanned="5" table:style-name="middle_center">
            <text:p>Thursday</text:p>
          </table:table-cell>
          <table:table-cell table:style-name="middle_center">
            <text:p>09:00</text:p>
          </table:table-cell>
          <table:table-cell table:style-name="middle_left">
            <text:p>Jochen</text:p>
          </table:table-cell>
          <table:table-cell table:style-name="middle_center">
            <text:p>Bohr</text:p>
          </table:table-cell>
          <table:table-cell table:style-name="middle_center">
            <text:p>Hilber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hursday</text:p>
          </table:table-cell>
          <table:table-cell table:style-name="middle_center">
            <text:p>10:00</text:p>
          </table:table-cell>
          <table:table-cell table:style-name="middle_left">
            <text:p>Erik</text:p>
          </table:table-cell>
          <table:table-cell table:style-name="middle_center">
            <text:p>Bohr</text:p>
          </table:table-cell>
          <table:table-cell table:style-name="middle_center">
            <text:p>Hilber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hursday</text:p>
          </table:table-cell>
          <table:table-cell table:style-name="middle_center">
            <text:p>11:00</text:p>
          </table:table-cell>
          <table:table-cell table:style-name="middle_left">
            <text:p>Ayse</text:p>
          </table:table-cell>
          <table:table-cell table:style-name="middle_center">
            <text:p>Bohr</text:p>
          </table:table-cell>
          <table:table-cell table:style-name="middle_center">
            <text:p>Hilbert</text:p>
          </table:table-cell>
          <table:table-cell table:style-name="middle_center">
            <text:p>Euler</text:p>
          </table:table-cell>
        </table:table-row>
        <table:table-row>
          <table:table-cell table:style-name="middle_center">
            <text:p>Thursday</text:p>
          </table:table-cell>
          <table:table-cell table:style-name="middle_center">
            <text:p>15:00</text:p>
          </table:table-cell>
          <table:table-cell table:style-name="middle_left">
            <text:p>Walter</text:p>
          </table:table-cell>
          <table:table-cell table:style-name="middle_center">
            <text:p>Descartes</text:p>
          </table:table-cell>
          <table:table-cell table:style-name="middle_center">
            <text:p>Heisenberg</text:p>
          </table:table-cell>
          <table:table-cell table:style-name="middle_center">
            <text:p/>
          </table:table-cell>
        </table:table-row>
        <table:table-row>
          <table:table-cell table:style-name="middle_center">
            <text:p>Thursday</text:p>
          </table:table-cell>
          <table:table-cell table:style-name="middle_center">
            <text:p>17:00</text:p>
          </table:table-cell>
          <table:table-cell table:style-name="middle_left">
            <text:p>Mehmet</text:p>
          </table:table-cell>
          <table:table-cell table:style-name="middle_center">
            <text:p>Legendre</text:p>
          </table:table-cell>
          <table:table-cell table:style-name="middle_center">
            <text:p>Heisenberg</text:p>
          </table:table-cell>
          <table:table-cell table:style-name="middle_center">
            <text:p/>
          </table:table-cell>
        </table:table-row>
        <table:table-row>
          <table:table-cell table:number-rows-spanned="6" table:style-name="middle_center">
            <text:p>Friday</text:p>
          </table:table-cell>
          <table:table-cell table:style-name="middle_center">
            <text:p>11:00</text:p>
          </table:table-cell>
          <table:table-cell table:style-name="middle_left">
            <text:p>Vitali</text:p>
          </table:table-cell>
          <table:table-cell table:style-name="middle_center">
            <text:p>Descartes</text:p>
          </table:table-cell>
          <table:table-cell table:style-name="middle_center">
            <text:p>Heisenberg</text:p>
          </table:table-cell>
          <table:table-cell table:style-name="middle_center">
            <text:p>Gauss</text:p>
          </table:table-cell>
        </table:table-row>
        <table:table-row>
          <table:table-cell table:style-name="middle_center">
            <text:p>Friday</text:p>
          </table:table-cell>
          <table:table-cell table:style-name="middle_center">
            <text:p>13:00</text:p>
          </table:table-cell>
          <table:table-cell table:style-name="middle_left">
            <text:p>Hasan</text:p>
          </table:table-cell>
          <table:table-cell table:style-name="middle_center">
            <text:p>Bohr</text:p>
          </table:table-cell>
          <table:table-cell table:style-name="middle_center">
            <text:p>Heisenberg</text:p>
          </table:table-cell>
          <table:table-cell table:style-name="middle_center">
            <text:p/>
          </table:table-cell>
        </table:table-row>
        <table:table-row>
          <table:table-cell table:style-name="middle_center">
            <text:p>Friday</text:p>
          </table:table-cell>
          <table:table-cell table:style-name="middle_center">
            <text:p>14:00</text:p>
          </table:table-cell>
          <table:table-cell table:style-name="middle_left">
            <text:p>Sahra</text:p>
          </table:table-cell>
          <table:table-cell table:style-name="middle_center">
            <text:p>Bohr</text:p>
          </table:table-cell>
          <table:table-cell table:style-name="middle_center">
            <text:p>Euler</text:p>
          </table:table-cell>
          <table:table-cell table:style-name="middle_center">
            <text:p>Fermat</text:p>
          </table:table-cell>
        </table:table-row>
        <table:table-row>
          <table:table-cell table:style-name="middle_center">
            <text:p>Friday</text:p>
          </table:table-cell>
          <table:table-cell table:style-name="middle_center">
            <text:p>15:00</text:p>
          </table:table-cell>
          <table:table-cell table:style-name="middle_left">
            <text:p>Heinrich</text:p>
          </table:table-cell>
          <table:table-cell table:style-name="middle_center">
            <text:p>Bohr</text:p>
          </table:table-cell>
          <table:table-cell table:style-name="middle_center">
            <text:p>Heisenberg</text:p>
          </table:table-cell>
          <table:table-cell table:style-name="middle_center">
            <text:p>Fermat</text:p>
          </table:table-cell>
        </table:table-row>
        <table:table-row>
          <table:table-cell table:style-name="middle_center">
            <text:p>Friday</text:p>
          </table:table-cell>
          <table:table-cell table:style-name="middle_center">
            <text:p>16:00</text:p>
          </table:table-cell>
          <table:table-cell table:style-name="middle_left">
            <text:p>Thomas</text:p>
          </table:table-cell>
          <table:table-cell table:style-name="middle_center">
            <text:p>Bohr</text:p>
          </table:table-cell>
          <table:table-cell table:style-name="middle_center">
            <text:p>Heisenberg</text:p>
          </table:table-cell>
          <table:table-cell table:style-name="middle_center">
            <text:p>Fermat</text:p>
          </table:table-cell>
        </table:table-row>
        <table:table-row>
          <table:table-cell table:style-name="middle_center">
            <text:p>Friday</text:p>
          </table:table-cell>
          <table:table-cell table:style-name="middle_center">
            <text:p>17:00</text:p>
          </table:table-cell>
          <table:table-cell table:style-name="middle_left">
            <text:p>Gerd</text:p>
          </table:table-cell>
          <table:table-cell table:style-name="middle_center">
            <text:p>Bohr</text:p>
          </table:table-cell>
          <table:table-cell table:style-name="middle_center">
            <text:p>Heisenberg</text:p>
          </table:table-cell>
          <table:table-cell table:style-name="middle_center">
            <text:p>Fermat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styles>
    <style:style style:family="table-cell" style:name="middle_center" style:display-name="middle_center">
      <style:table-cell-properties style:vertical-align="middle"/>
      <style:paragraph-properties fo:text-align="center"/>
    </style:style>
    <style:style style:family="table-cell" style:name="middle_left" style:display-name="middle_left">
      <style:table-cell-properties style:vertical-align="middle"/>
      <style:paragraph-properties fo:text-align="left"/>
    </style:style>
  </office:styles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meta>
    <meta:generator>ODFPY/0.9.6</meta:generator>
  </office:meta>
</office:document-meta>
</file>